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I did not like Charlie Chaplin's <text:span text:style-name="T1">Modern Times. </text:span>I am not saying this because it's an old film, nor because it's silent. In fact, <text:span text:style-name="T1">Nosferatu</text:span>, a silent film predating <text:span text:style-name="T1">Modern Times</text:span> by more than a decade is a movie I would consider excellent. My reasons for dislike are as follows.</text:p>
      <text:p text:style-name="P1"/>
      <text:p text:style-name="P1"><text:tab/>Firstly, I found the plot of the movie to be incredibly shallow and, perhaps more so, predictable. For the movie followed a pretty simple pattern: if Chaplin's character (ironically titled “the Worker”) is put in a situation where he can screw something up, then he will. Also, if there are police around, he <text:span text:style-name="T1">will</text:span> get into trouble whether purposefully or accidentally. I felt like I was watching a cartoon and not even a good cartoon (I'm thinking something more like <text:span text:style-name="T1">Tom and Jerry</text:span>)<text:span text:style-name="T1">. </text:span>In cartoons you can tell when a character will interact with objects because they are not painted into the background, rather they stick out and are recognizable as something that will change. In <text:span text:style-name="T1">Modern Times, </text:span>it was just a matter of seeing a misplaced brick on a block of wood or thinking<text:span text:style-name="T1">, “Golly geez. </text:span>That feeding machine looks like it's going to go terribly wrong, I can't wait to see it mangle Chaplin's face.<text:span text:style-name="T1">”</text:span></text:p>
      <text:p text:style-name="P1"><text:span text:style-name="T1"/></text:p>
      <text:p text:style-name="P1"><text:span text:style-name="T1"><text:tab/></text:span>The second thing that I did not like about the film were the characters. The Worker and the Gamin were just thieves with cartoon-like attributes. I understand that, under the Great Depression, times were hard and all but, aside from being the first film Chaplin was vocalized within, I don't know what good this movie would have done. Frankly, if I were a worker during the Great Depression just trying to support myself or a family, I think I would have been angry to have paid to see Chaplin prancing about, mocking workers, stealing, being generally goofy and making a fool of himself.</text:p>
      <text:p text:style-name="P1"/>
      <text:p text:style-name="P1"><text:tab/>The movie was not a complete loss to me and there were a few minor scenes that I liked. The first being, well the first scene of the movie. I found the imagery of the sheep crowding into their pen compared to the workers crowding into their workplace to be powerful. Unfortunately the rest of the movie was lacking the depth of this scene. The second scene that I remember liking was the scene in which Chaplin is sucked into “the machine“ and is pulled into and out from the gears. I liked this scene simply because it looked cool. I really do not like slapstick comed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4T21:04:58</meta:creation-date>
    <dc:date>2013-01-22T08:52:28</dc:date>
    <meta:editing-duration>PT1H17M7S</meta:editing-duration>
    <meta:editing-cycles>17</meta:editing-cycles>
    <meta:generator>LibreOffice/3.5$Linux_X86_64 LibreOffice_project/350m1$Build-202</meta:generator>
    <meta:document-statistic meta:table-count="0" meta:image-count="0" meta:object-count="0" meta:page-count="1" meta:paragraph-count="4" meta:word-count="417" meta:character-count="2337" meta:non-whitespace-character-count="1920"/>
  </office:meta>
</office:document-meta>
</file>